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161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style:font-name="Liberation Sans"/>
    </style:style>
    <style:style style:name="T1" style:family="text">
      <style:text-properties style:font-name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ata" table:style-name="ta1">
        <office:forms form:automatic-focus="false" form:apply-design-mode="false"/>
        <table:shapes>
          <draw:custom-shape draw:z-index="0" draw:style-name="gr1" draw:text-style-name="P2" svg:width="2.4996in" svg:height="0.6063in" svg:x="7.8567in" svg:y="0.2197in">
            <office:event-listeners>
              <script:event-listener script:language="ooo:script" script:event-name="dom:click" xlink:href="vnd.sun.star.script:Standard.Module1.refresh_DBRanges_And_Pilots?language=Basic&amp;location=document"/>
            </office:event-listeners>
            <text:p text:style-name="P1"><text:span text:style-name="T1">Refresh</text:span></text:p>
            <text:p text:style-name="P1"><text:span text:style-name="T1">Pivot Tab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Assets</text:p>
          </table:table-cell>
          <table:table-cell office:value-type="float" office:value="-17.9" calcext:value-type="float">
            <text:p>-17.9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CCP</text:p>
          </table:table-cell>
          <table:table-cell office:value-type="float" office:value="-17.9" calcext:value-type="float">
            <text:p>-17.9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Current Assets</text:p>
          </table:table-cell>
          <table:table-cell office:value-type="float" office:value="-17.9" calcext:value-type="float">
            <text:p>-17.9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Expenses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Internet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Assets</text:p>
          </table:table-cell>
          <table:table-cell office:value-type="float" office:value="-13.5" calcext:value-type="float">
            <text:p>-13.5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CCP</text:p>
          </table:table-cell>
          <table:table-cell office:value-type="float" office:value="-13.5" calcext:value-type="float">
            <text:p>-13.5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Current Assets</text:p>
          </table:table-cell>
          <table:table-cell office:value-type="float" office:value="-13.5" calcext:value-type="float">
            <text:p>-13.5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Dining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Expenses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20150604</text:p>
          </table:table-cell>
          <table:table-cell table:style-name="ce1" office:value-type="string" calcext:value-type="string">
            <text:p>Initial Sum</text:p>
          </table:table-cell>
          <table:table-cell office:value-type="string" calcext:value-type="string">
            <text:p>Expense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50603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Assets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sset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Sum - Value</text:p>
          </table:table-cell>
          <table:table-cell table:style-name="ce6" office:value-type="string" calcext:value-type="string">
            <text:p>Account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7" office:value-type="string" calcext:value-type="string">
            <text:p>Assets</text:p>
          </table:table-cell>
        </table:table-row>
        <table:table-row table:style-name="ro1">
          <table:table-cell table:style-name="ce4" office:value-type="string" calcext:value-type="string">
            <text:p>20150603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20150604</text:p>
          </table:table-cell>
          <table:table-cell table:style-name="ce9" office:value-type="float" office:value="168.6" calcext:value-type="float">
            <text:p>168.6</text:p>
          </table:table-cell>
        </table:table-row>
      </table:table>
      <table:named-expressions>
        <table:named-range table:name="DataTable" table:base-cell-address="$Data.$B$9" table:cell-range-address="$Data.$A$1:.$D$1048575"/>
      </table:named-expressions>
      <table:data-pilot-tables>
        <table:data-pilot-table table:name="DataPilot1" table:application-data="" table:target-range-address="Assets.A1:Assets.B6" table:buttons="Assets.A1 Assets.A4 Assets.B3" table:grand-total="none" table:ignore-empty-rows="true" table:identify-categories="true" table:drill-down-on-double-click="false">
          <table:source-cell-range table:name="DataTable" table:cell-range-address="Data.A1:Data.D1048575">
            <table:filter table:condition-source-range-address="">
              <table:filter-condition table:field-number="2" table:value="Assets" table:operator="="/>
            </table:filter>
          </table:source-cell-range>
          <table:data-pilot-field table:source-field-name="Account" table:orientation="column" table:used-hierarchy="0" table:function="auto">
            <table:data-pilot-level table:show-empty="true">
              <table:data-pilot-members>
                <table:data-pilot-member table:name="As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true">
              <table:data-pilot-members>
                <table:data-pilot-member table:name="20150603" table:display="true" table:show-details="true"/>
                <table:data-pilot-member table:name="201506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field-reference table:type="running-total" table:field-name="Date" table:member-type="named" table:member-name=""/>
            <table:data-pilot-level table:show-empty="false">
              <table:data-pilot-members>
                <table:data-pilot-member table:name="-17.9" table:display="true" table:show-details="true"/>
                <table:data-pilot-member table:name="-13.5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 style:data-style-name="N2" text:time-value="21:50:11.499646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7-26T21:56:22.324744849</dc:date>
    <dc:creator>sam </dc:creator>
    <meta:editing-duration>PT1H10M50S</meta:editing-duration>
    <meta:editing-cycles>37</meta:editing-cycles>
    <meta:document-statistic meta:table-count="2" meta:cell-count="6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refresh_DBRanges_And_Pilots
REM disable auto-calculation:
   bAutoCalc = thisComponent.IsAutomaticCalculationEnabled
   thisComponent.enableAutomaticCalculation(False)
   oDBRangesEnum = thisComponent.DatabaseRanges.createEnumeration()
   refresh_Enumeration(oDBRangesEnum)
   oSheetsEnum = thisComponent.Sheets.createEnumeration()
   refresh_All_DataPilots(oSheetsEnum)
REM reset auto-calculation to previous state:
   thisComponent.enableAutomaticCalculation(bAutoCalc)
End Sub

Sub refresh_All_DataPilots(oSheetsEnum)
REM Bug: Disregards pilots created from datasource
   while oSheetsEnum.hasMoreElements()
      oSheet = oSheetsEnum.nextElement()
      oDPEnum = oSheet.DataPilotTables.createEnumeration()
      refresh_Enumeration(oDPEnum)
   wend
End Sub

Sub refresh_Enumeration(oEnum)
   while oEnum.hasMoreElements()
      oNext = oEnum.nextElement()
      oNext.refresh()
   wend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